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682.07pt" svg:y="0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1.74pt" svg:height="384.97pt" svg:x="687.88pt" svg:y="515.93pt">
            <draw:object draw:notify-on-update-of-ranges="Sheet1.A26:Sheet1.A31 Sheet1.B26:Sheet1.B31 Sheet1.D26:Sheet1.D31 Sheet1.C26:Sheet1.C31 Sheet1.C26:Sheet1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517.04pt" svg:height="426.39pt" svg:x="86.85pt" svg:y="478.4pt">
            <draw:object draw:notify-on-update-of-ranges="Sheet1.G47:Sheet1.G47 Sheet1.A25:Sheet1.A25 Sheet1.A26:Sheet1.A26 Sheet1.A27:Sheet1.A27 Sheet1.A28:Sheet1.A28 Sheet1.A29:Sheet1.A29 Sheet1.A30:Sheet1.A30 Sheet1.A31:Sheet1.A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2" draw:text-style-name="P3" svg:width="82.18pt" svg:height="26.62pt" svg:x="194.66pt" svg:y="0pt" draw:caption-point-x="-17.29pt" draw:caption-point-y="25.88pt">
              <dc:date>2018-03-13T00:00:00</dc:date>
              <text:p text:style-name="P2"><text:span text:style-name="T1">100 epoch</text:span></text:p>
            </office:annotation>
            <text:p>VGG16 + NN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</table:table-row>
        <table:table-row table:style-name="ro1">
          <table:table-cell table:style-name="ce3" office:value-type="string" calcext:value-type="string">
            <text:p>Two Sigmoid hidden layers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Two TanH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wo ReLU + TanH hidden layers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table:style-name="Default"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ne Sigmoid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  <table:database-ranges>
        <table:database-range table:name="__Anonymous_Sheet_DB__0" table:target-range-address="Sheet1.A2:Sheet1.E2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4:22:53.228783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4T14:50:05.841009676</dc:date>
    <meta:editing-duration>PT9H36M35S</meta:editing-duration>
    <meta:editing-cycles>18</meta:editing-cycles>
    <meta:generator>LibreOffice/6.0.1.1$Linux_X86_64 LibreOffice_project/60bfb1526849283ce2491346ed2aa51c465abfe6</meta:generator>
    <meta:document-statistic meta:table-count="1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chart:legend-position="bottom" svg:x="7.187cm" svg:y="16.248cm" style:legend-expansion="wide" chart:style-name="ch4"/>
        <chart:plot-area chart:style-name="ch5" table:cell-range-address="Sheet1.A3:Sheet1.B20 Sheet1.D3:Sheet1.D20 Sheet1.F3:Sheet1.G20" chart:data-source-has-labels="both" svg:x="0.312cm" svg:y="2.64cm" svg:width="19.513cm" svg:height="12.14cm">
          <chartooo:coordinate-region svg:x="5.722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49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GG16 + NN</text:p>
                <draw:g>
                  <svg:desc>Sheet1.A3:Sheet1.A20</svg:desc>
                </draw:g>
              </table:table-cell>
              <table:table-cell office:value-type="float" office:value="0.67">
                <text:p>0.67</text:p>
                <draw:g>
                  <svg:desc>Sheet1.D3:Sheet1.D20</svg:desc>
                </draw:g>
              </table:table-cell>
              <table:table-cell office:value-type="float" office:value="0.06">
                <text:p>0.06</text:p>
                <draw:g>
                  <svg:desc>Sheet1.E3:Sheet1.E15</svg:desc>
                </draw:g>
              </table:table-cell>
              <table:table-cell office:value-type="float" office:value="0.06">
                <text:p>0.06</text:p>
                <draw:g>
                  <svg:desc>Sheet1.E3:Sheet1.E15</svg:desc>
                </draw:g>
              </table:table-cell>
              <table:table-cell office:value-type="float" office:value="0.06">
                <text:p>0.06</text:p>
                <draw:g>
                  <svg:desc>Sheet1.E3:Sheet1.E20</svg:desc>
                </draw:g>
              </table:table-cell>
              <table:table-cell office:value-type="float" office:value="0.06">
                <text:p>0.06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64">
                <text:p>0.64</text:p>
                <draw:g>
                  <svg:desc>Sheet1.B3:Sheet1.B20</svg:desc>
                </draw:g>
              </table:table-cell>
              <table:table-cell office:value-type="float" office:value="0.04">
                <text:p>0.04</text:p>
                <draw:g>
                  <svg:desc>Sheet1.C3:Sheet1.C20</svg:desc>
                </draw:g>
              </table:table-cell>
              <table:table-cell office:value-type="float" office:value="0.04">
                <text:p>0.04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error-category="cell-range" chart:error-upper-range="Sheet1.C26:Sheet1.C31" chart:error-lower-range="Sheet1.C26:Sheet1.C31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6:Sheet1.C31" chart:error-lower-range="Sheet1.C26:Sheet1.C31"/>
      <style:graphic-properties draw:stroke="none" draw:fill-color="#00aaad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6:Sheet1.C31" chart:error-lower-range="Sheet1.C26:Sheet1.C31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18cm" svg:height="13.582cm" xlink:href=".." xlink:type="simple" chart:class="chart:bar" chart:style-name="ch1">
        <chart:title svg:x="5.944cm" svg:y="0.406cm" chart:style-name="ch2">
          <text:p>VGG16 Batik Classifiers Accuracy</text:p>
        </chart:title>
        <chart:subtitle svg:x="4.282cm" svg:y="1.53cm" chart:style-name="ch3">
          <text:p>Cross validation (k = 7) on tuned 5 classes dataset (523 images)</text:p>
        </chart:subtitle>
        <chart:plot-area chart:style-name="ch4" table:cell-range-address="Sheet1.A26:Sheet1.B31 Sheet1.D26:Sheet1.D31" chart:data-source-has-labels="both" svg:x="-0.848cm" svg:y="3.568cm" svg:width="20.268cm" svg:height="8.76cm">
          <chartooo:coordinate-region svg:x="4.377cm" svg:y="3.568cm" svg:width="14.803cm" svg:height="8.113cm"/>
          <chart:axis chart:dimension="x" chart:name="primary-x" chart:style-name="ch5" chartooo:axis-type="auto">
            <chartooo:date-scale/>
            <chart:categories table:cell-range-address="Sheet1.A26:Sheet1.A31"/>
          </chart:axis>
          <chart:axis chart:dimension="y" chart:name="primary-y" chart:style-name="ch6">
            <chart:title svg:x="8.567cm" svg:y="12.599cm" chart:style-name="ch7">
              <text:p>Accuracy</text:p>
            </chart:title>
            <chart:grid chart:style-name="ch8" chart:class="major"/>
          </chart:axis>
          <chart:series chart:style-name="ch9" chart:values-cell-range-address="Sheet1.B26:Sheet1.B31" loext:label-string="&quot;Models&quot;" chart:class="chart:bar">
            <chart:error-indicator chart:style-name="ch10" chart:dimension="y"/>
            <chart:data-point chart:repeated="2"/>
            <chart:data-point chart:style-name="ch11" chart:repeated="2"/>
            <chart:data-point chart:repeated="2"/>
            <loext:propertry-mapping loext:property="FillColor" loext:cell-range-address="Sheet1.D26:Sheet1.D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wo ReLU hidden layers</text:p>
                <draw:g>
                  <svg:desc>Sheet1.A26:Sheet1.A31</svg:desc>
                </draw:g>
              </table:table-cell>
              <table:table-cell office:value-type="float" office:value="0.67">
                <text:p>0.67</text:p>
                <draw:g>
                  <svg:desc>Sheet1.B26:Sheet1.B31</svg:desc>
                </draw:g>
              </table:table-cell>
              <table:table-cell office:value-type="float" office:value="0.13">
                <text:p>0.13</text:p>
                <draw:g>
                  <svg:desc>Sheet1.C26:Sheet1.C31</svg:desc>
                </draw:g>
              </table:table-cell>
              <table:table-cell office:value-type="float" office:value="0.13">
                <text:p>0.13</text:p>
                <draw:g>
                  <svg:desc>Sheet1.C26:Sheet1.C31</svg:desc>
                </draw:g>
              </table:table-cell>
              <table:table-cell office:value-type="float" office:value="0.67">
                <text:p>0.67</text:p>
                <draw:g>
                  <svg:desc>Sheet1.D26:Sheet1.D31</svg:desc>
                </draw:g>
              </table:table-cell>
            </table:table-row>
            <table:table-row>
              <table:table-cell office:value-type="string">
                <text:p>Two TanH hidden layers</text:p>
              </table:table-cell>
              <table:table-cell office:value-type="float" office:value="0.67">
                <text:p>0.67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Two ReLU + TanH hidden layers</text:p>
              </table:table-cell>
              <table:table-cell office:value-type="float" office:value="0.68">
                <text:p>0.6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Sigmoid hidden layer</text:p>
              </table:table-cell>
              <table:table-cell office:value-type="float" office:value="0.67">
                <text:p>0.6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One ReLU hidden layer</text:p>
              </table:table-cell>
              <table:table-cell office:value-type="float" office:value="0.67">
                <text:p>0.6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One TanH hidden layer</text:p>
              </table:table-cell>
              <table:table-cell office:value-type="float" office:value="0.69">
                <text:p>0.69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1cm" svg:height="15.043cm" xlink:href=".." xlink:type="simple" chart:class="chart:line" chart:style-name="ch1">
        <chart:title svg:x="5.155cm" svg:y="0.435cm" chart:style-name="ch2">
          <text:p>VGG16 Batik Classifiers Accuracy</text:p>
        </chart:title>
        <chart:subtitle svg:x="3.493cm" svg:y="1.588cm" chart:style-name="ch3">
          <text:p>Cross validation (k = 7) on tuned 5 classes dataset (523 images)</text:p>
        </chart:subtitle>
        <chart:legend chart:legend-position="bottom" svg:x="3.435cm" svg:y="12.95cm" style:legend-expansion="wide" chart:style-name="ch4"/>
        <chart:plot-area chart:style-name="ch5" table:cell-range-address="Sheet1.G47:Sheet1.G47 Sheet1.B23:Sheet1.B23 Sheet1.D23:Sheet1.D23 Sheet1.F23:Sheet1.F23 Sheet1.A25:Sheet1.B31 Sheet1.D25:Sheet1.D31 Sheet1.F25:Sheet1.F31" chart:data-source-has-labels="both" svg:x="1.375cm" svg:y="2.571cm" svg:width="16.502cm" svg:height="8.914cm">
          <chartooo:coordinate-region svg:x="2.287cm" svg:y="2.77cm" svg:width="15.31cm" svg:height="8.068cm"/>
          <chart:axis chart:dimension="x" chart:name="primary-x" chart:style-name="ch6" chartooo:axis-type="auto">
            <chartooo:date-scale/>
            <chart:title svg:x="9.026cm" svg:y="11.785cm" chart:style-name="ch7">
              <text:p>Epochs</text:p>
            </chart:title>
            <chart:categories table:cell-range-address="Sheet1.B23:Sheet1.B23 Sheet1.D23:Sheet1.D23 Sheet1.F23:Sheet1.F23"/>
          </chart:axis>
          <chart:axis chart:dimension="y" chart:name="primary-y" chart:style-name="ch8">
            <chart:title svg:x="0.451cm" svg:y="7.747cm" chart:style-name="ch9">
              <text:p>Accuracy</text:p>
            </chart:title>
            <chart:grid chart:style-name="ch10" chart:class="major"/>
          </chart:axis>
          <chart:series chart:style-name="ch11" chart:values-cell-range-address="Sheet1.B25:Sheet1.B25 Sheet1.D25:Sheet1.D25 Sheet1.F25:Sheet1.F25" chart:label-cell-address="Sheet1.A25:Sheet1.A25" chart:class="chart:line">
            <chart:data-point chart:repeated="3"/>
          </chart:series>
          <chart:series chart:style-name="ch12" chart:values-cell-range-address="Sheet1.B26:Sheet1.B26 Sheet1.D26:Sheet1.D26 Sheet1.F26:Sheet1.F26" chart:label-cell-address="Sheet1.A26:Sheet1.A26" chart:class="chart:line">
            <chart:data-point chart:repeated="3"/>
          </chart:series>
          <chart:series chart:style-name="ch13" chart:values-cell-range-address="Sheet1.B27:Sheet1.B27 Sheet1.D27:Sheet1.D27 Sheet1.F27:Sheet1.F27" chart:label-cell-address="Sheet1.A27:Sheet1.A27" chart:class="chart:line">
            <chart:data-point chart:repeated="3"/>
          </chart:series>
          <chart:series chart:style-name="ch14" chart:values-cell-range-address="Sheet1.B28:Sheet1.B28 Sheet1.D28:Sheet1.D28 Sheet1.F28:Sheet1.F28" chart:label-cell-address="Sheet1.A28:Sheet1.A28" chart:class="chart:line">
            <chart:data-point chart:repeated="3"/>
          </chart:series>
          <chart:series chart:style-name="ch15" chart:values-cell-range-address="Sheet1.B29:Sheet1.B29 Sheet1.D29:Sheet1.D29 Sheet1.F29:Sheet1.F29" chart:label-cell-address="Sheet1.A29:Sheet1.A29" chart:class="chart:line">
            <chart:data-point chart:repeated="3"/>
          </chart:series>
          <chart:series chart:style-name="ch16" chart:values-cell-range-address="Sheet1.B30:Sheet1.B30 Sheet1.D30:Sheet1.D30 Sheet1.F30:Sheet1.F30" chart:label-cell-address="Sheet1.A30:Sheet1.A30" chart:class="chart:line">
            <chart:data-point chart:repeated="3"/>
          </chart:series>
          <chart:series chart:style-name="ch17" chart:values-cell-range-address="Sheet1.B31:Sheet1.B31 Sheet1.D31:Sheet1.D31 Sheet1.F31:Sheet1.F31" chart:label-cell-address="Sheet1.A31:Sheet1.A31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23:Sheet1.B23 Sheet1.D23:Sheet1.D23 Sheet1.F23:Sheet1.F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Two Sigmoid hidden layers</text:p>
                <draw:g>
                  <svg:desc>Sheet1.A25:Sheet1.A25</svg:desc>
                </draw:g>
              </table:table-cell>
              <table:table-cell office:value-type="float" office:value="0.62">
                <text:p>0.62</text:p>
                <draw:g>
                  <svg:desc>Sheet1.B25:Sheet1.B25 Sheet1.D25:Sheet1.D25 Sheet1.F25:Sheet1.F25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hidden layers</text:p>
                <draw:g>
                  <svg:desc>Sheet1.A26:Sheet1.A26</svg:desc>
                </draw:g>
              </table:table-cell>
              <table:table-cell office:value-type="float" office:value="0.67">
                <text:p>0.67</text:p>
                <draw:g>
                  <svg:desc>Sheet1.B26:Sheet1.B26 Sheet1.D26:Sheet1.D26 Sheet1.F26:Sheet1.F26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Two TanH hidden layers</text:p>
                <draw:g>
                  <svg:desc>Sheet1.A27:Sheet1.A27</svg:desc>
                </draw:g>
              </table:table-cell>
              <table:table-cell office:value-type="float" office:value="0.67">
                <text:p>0.67</text:p>
                <draw:g>
                  <svg:desc>Sheet1.B27:Sheet1.B27 Sheet1.D27:Sheet1.D27 Sheet1.F27:Sheet1.F27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+ TanH hidden layers</text:p>
                <draw:g>
                  <svg:desc>Sheet1.A28:Sheet1.A28</svg:desc>
                </draw:g>
              </table:table-cell>
              <table:table-cell office:value-type="float" office:value="0.68">
                <text:p>0.68</text:p>
                <draw:g>
                  <svg:desc>Sheet1.B28:Sheet1.B28 Sheet1.D28:Sheet1.D28 Sheet1.F28:Sheet1.F28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One Sigmoid hidden layer</text:p>
                <draw:g>
                  <svg:desc>Sheet1.A29:Sheet1.A29</svg:desc>
                </draw:g>
              </table:table-cell>
              <table:table-cell office:value-type="float" office:value="0.67">
                <text:p>0.67</text:p>
                <draw:g>
                  <svg:desc>Sheet1.B29:Sheet1.B29 Sheet1.D29:Sheet1.D29 Sheet1.F29:Sheet1.F29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ReLU hidden layer</text:p>
                <draw:g>
                  <svg:desc>Sheet1.A30:Sheet1.A30</svg:desc>
                </draw:g>
              </table:table-cell>
              <table:table-cell office:value-type="float" office:value="0.67">
                <text:p>0.67</text:p>
                <draw:g>
                  <svg:desc>Sheet1.B30:Sheet1.B30 Sheet1.D30:Sheet1.D30 Sheet1.F30:Sheet1.F3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One TanH hidden layer</text:p>
                <draw:g>
                  <svg:desc>Sheet1.A31:Sheet1.A31</svg:desc>
                </draw:g>
              </table:table-cell>
              <table:table-cell office:value-type="float" office:value="0.69">
                <text:p>0.69</text:p>
                <draw:g>
                  <svg:desc>Sheet1.B31:Sheet1.B31 Sheet1.D31:Sheet1.D31 Sheet1.F31:Sheet1.F31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